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/>
    </style:style>
    <style:style style:name="P2" style:family="paragraph" style:parent-style-name="Standard">
      <style:paragraph-properties fo:margin-top="0in" fo:margin-bottom="0in" style:contextual-spacing="false" fo:line-height="100%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officeooo:paragraph-rsid="0001a806"/>
    </style:style>
    <style:style style:name="P4" style:family="paragraph" style:parent-style-name="Standard" style:master-page-name="Standard">
      <style:paragraph-properties fo:margin-top="0in" fo:margin-bottom="0in" style:contextual-spacing="false" fo:line-height="100%" style:page-number="1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officeooo:rsid="00063b67" officeooo:paragraph-rsid="00063b67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1a806" style:font-name-asian="Times New Roman1" style:font-size-asian="14pt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 <text:tab/> <text:tab/></text:p>
      <text:p text:style-name="P5">sudo adduser git</text:p>
      <text:p text:style-name="P5">sudo passwd git</text:p>
      <text:p text:style-name="P5">su git</text:p>
      <text:p text:style-name="P5">cd ~</text:p>
      <text:p text:style-name="P5">mkdir .ssh &amp;&amp; chmod 700 .ssh</text:p>
      <text:p text:style-name="P5">touch .ssh/authorized_keys &amp;&amp; chmod 600 .ssh/authorized_keys</text:p>
      <text:p text:style-name="P5">ssh-keygen -t rsa</text:p>
      <text:p text:style-name="P5">cat .ssh/id_rsa.munir.pub &gt;&gt; ~/.ssh/authorized_keys</text:p>
      <text:p text:style-name="P5">cat ~/.ssh/authorized_keys</text:p>
      <text:p text:style-name="P2"/>
      <text:p text:style-name="P2"/>
      <text:p text:style-name="P5">git config --global user.name “Munir”</text:p>
      <text:p text:style-name="P5">git config --global user.email “munir@ctrends”</text:p>
      <text:p text:style-name="P2"/>
      <text:p text:style-name="P5">// Bare Repository</text:p>
      <text:p text:style-name="P5">mkdir gitrepo</text:p>
      <text:p text:style-name="P5">cd gitrepo</text:p>
      <text:p text:style-name="P5">git init –bare</text:p>
      <text:p text:style-name="P2"/>
      <text:p text:style-name="P5">// Local Repository with Source</text:p>
      <text:p text:style-name="P5">cd /data/JavaEE/Projects/ctrendsee</text:p>
      <text:p text:style-name="P5">git init</text:p>
      <text:p text:style-name="P5">git add .</text:p>
      <text:p text:style-name="P5">git commit -m “Initial Add”</text:p>
      <text:p text:style-name="P5">git remote add origin git@192.168.100.201:/data/gitrepo</text:p>
      <text:p text:style-name="P5">git push origin master</text:p>
      <text:p text:style-name="P2"/>
      <text:p text:style-name="P5">// Branching</text:p>
      <text:p text:style-name="P5">git branch --all</text:p>
      <text:p text:style-name="P5">git checkout -b dev</text:p>
      <text:p text:style-name="P5">git checkout master</text:p>
      <text:p text:style-name="P5">git push --all</text:p>
      <text:p text:style-name="P2"/>
      <text:p text:style-name="P5">// Git Cloning</text:p>
      <text:p text:style-name="P5">git clone git@192.168.100.201:/data/gitrepo ctrendsee</text:p>
      <text:p text:style-name="P5">git clone --single-branch git@192.168.100.201:/data/gitrepo ctrendsee --branch dev</text:p>
      <text:p text:style-name="P3"><text:span text:style-name="T1">git clone --single-branch git@192.168.100.201:/data/gitrepo/</text:span><text:span text:style-name="T2">ctrendsee</text:span><text:span text:style-name="T1"> ctrendsee --branch dev</text:span></text:p>
      <text:p text:style-name="P5"/>
      <text:p text:style-name="P6"><text:soft-page-break/>when .settings conflicted with server settings</text:p>
      <text:p text:style-name="P6">git reset –hard Head</text:p>
      <text:p text:style-name="P6">git clean -f</text:p>
      <text:p text:style-name="P6">git pull -x their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0T11:21:56.059619239</dc:date>
    <meta:generator>LibreOffice/4.2.8.2$Linux_X86_64 LibreOffice_project/420m0$Build-2</meta:generator>
    <meta:editing-duration>P0D</meta:editing-duration>
    <meta:editing-cycles>1</meta:editing-cycles>
    <meta:document-statistic meta:table-count="0" meta:image-count="0" meta:object-count="0" meta:page-count="2" meta:paragraph-count="36" meta:word-count="138" meta:character-count="969" meta:non-whitespace-character-count="869"/>
  </office:meta>
</office:document-meta>
</file>